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742cm" svg:height="17.339cm" svg:x="1.758cm" svg:y="2.037cm">
          <draw:text-box>
            <text:p>8上-英语-外研版 unit 3</text:p>
            <text:p/>
            <text:p/>
            <text:p>fair / unfair</text:p>
            <text:p/>
            <text:p>artificial intelligence</text:p>
            <text:p/>
            <text:p>conditional / condition</text:p>
            <text:p/>
            <text:p>borrow / lend</text:p>
            <text:p/>
            <text:p>3-D = 3 dimension</text:p>
            <text:p/>
            <text:p>print / printer</text:p>
            <text:p/>
            <text:p>invent / invention</text:p>
            <text:p/>
            <text:p>download / upload</text:p>
            <text:p/>
            <text:p>apply / application</text:p>
            <text:p/>
            <text:p>blind / deaf</text:p>
            <text:p/>
            <text:p>create / creative / cre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2.5cm" svg:height="3.811cm" svg:x="1.5cm" svg:y="2.5cm">
          <draw:text-box>
            <text:p/>
            <text:p/>
            <text:p/>
          </draw:text-box>
        </draw:frame>
        <draw:frame draw:style-name="gr4" draw:layer="layout" svg:width="24cm" svg:height="6.659cm" svg:x="2cm" svg:y="1.86cm">
          <draw:text-box>
            <text:p>curiosity / curious</text:p>
            <text:p/>
            <text:p>lightning / thunder </text:p>
            <text:p/>
            <text:p>exploration / explore / explorer</text:p>
            <text:p/>
            <text:p>risk / risky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6M37S</meta:editing-duration>
    <meta:editing-cycles>33</meta:editing-cycles>
    <meta:generator>OpenOffice/4.1.15$Win32 OpenOffice.org_project/4115m2$Build-9813</meta:generator>
    <dc:date>2025-11-24T21:08:51.31</dc:date>
    <meta:document-statistic meta:object-count="28"/>
  </office:meta>
</office:document-meta>
</file>